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BENCH_metaheu_ts__niter_10_search_anxious_init_one2one_memory_10_times4ave_100_maxs_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023692131042" calcext:value-type="float">
            <text:p>0,202023692131042</text:p>
          </table:table-cell>
          <table:table-cell office:value-type="float" office:value="831.95" calcext:value-type="float">
            <text:p>831,9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465643882751" calcext:value-type="float">
            <text:p>0,202465643882751</text:p>
          </table:table-cell>
          <table:table-cell office:value-type="float" office:value="781.66" calcext:value-type="float">
            <text:p>781,6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30700969696" calcext:value-type="float">
            <text:p>0,20230700969696</text:p>
          </table:table-cell>
          <table:table-cell office:value-type="float" office:value="806.6" calcext:value-type="float">
            <text:p>806,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375671863556" calcext:value-type="float">
            <text:p>0,202375671863556</text:p>
          </table:table-cell>
          <table:table-cell office:value-type="float" office:value="793.02" calcext:value-type="float">
            <text:p>793,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394940853119" calcext:value-type="float">
            <text:p>0,202394940853119</text:p>
          </table:table-cell>
          <table:table-cell office:value-type="float" office:value="751.83" calcext:value-type="float">
            <text:p>751,8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73652362823" calcext:value-type="float">
            <text:p>0,202473652362823</text:p>
          </table:table-cell>
          <table:table-cell office:value-type="float" office:value="891.91" calcext:value-type="float">
            <text:p>891,9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337062358856" calcext:value-type="float">
            <text:p>0,202337062358856</text:p>
          </table:table-cell>
          <table:table-cell office:value-type="float" office:value="836.15" calcext:value-type="float">
            <text:p>836,1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1998591423035" calcext:value-type="float">
            <text:p>0,201998591423035</text:p>
          </table:table-cell>
          <table:table-cell office:value-type="float" office:value="775.1" calcext:value-type="float">
            <text:p>775,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44832420349" calcext:value-type="float">
            <text:p>0,202344832420349</text:p>
          </table:table-cell>
          <table:table-cell office:value-type="float" office:value="794.54" calcext:value-type="float">
            <text:p>794,5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499125003815" calcext:value-type="float">
            <text:p>0,202499125003815</text:p>
          </table:table-cell>
          <table:table-cell office:value-type="float" office:value="877.17" calcext:value-type="float">
            <text:p>877,1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275865077972" calcext:value-type="float">
            <text:p>0,202275865077972</text:p>
          </table:table-cell>
          <table:table-cell office:value-type="float" office:value="957.67" calcext:value-type="float">
            <text:p>957,6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503452301025" calcext:value-type="float">
            <text:p>0,202503452301025</text:p>
          </table:table-cell>
          <table:table-cell office:value-type="float" office:value="809.13" calcext:value-type="float">
            <text:p>809,1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7982749939" calcext:value-type="float">
            <text:p>0,20237982749939</text:p>
          </table:table-cell>
          <table:table-cell office:value-type="float" office:value="775.43" calcext:value-type="float">
            <text:p>775,4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21295642853" calcext:value-type="float">
            <text:p>0,202421295642853</text:p>
          </table:table-cell>
          <table:table-cell office:value-type="float" office:value="790.52" calcext:value-type="float">
            <text:p>790,5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438235282898" calcext:value-type="float">
            <text:p>0,202438235282898</text:p>
          </table:table-cell>
          <table:table-cell office:value-type="float" office:value="801.91" calcext:value-type="float">
            <text:p>801,9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366609573364" calcext:value-type="float">
            <text:p>0,202366609573364</text:p>
          </table:table-cell>
          <table:table-cell office:value-type="float" office:value="844.69" calcext:value-type="float">
            <text:p>844,6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263553142548" calcext:value-type="float">
            <text:p>0,202263553142548</text:p>
          </table:table-cell>
          <table:table-cell office:value-type="float" office:value="745.68" calcext:value-type="float">
            <text:p>745,6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223541736603" calcext:value-type="float">
            <text:p>0,202223541736603</text:p>
          </table:table-cell>
          <table:table-cell office:value-type="float" office:value="919.79" calcext:value-type="float">
            <text:p>919,7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34408569336" calcext:value-type="float">
            <text:p>0,202534408569336</text:p>
          </table:table-cell>
          <table:table-cell office:value-type="float" office:value="776.1" calcext:value-type="float">
            <text:p>776,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079713344574" calcext:value-type="float">
            <text:p>0,202079713344574</text:p>
          </table:table-cell>
          <table:table-cell office:value-type="float" office:value="810.83" calcext:value-type="float">
            <text:p>810,8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24502372742" calcext:value-type="float">
            <text:p>0,202424502372742</text:p>
          </table:table-cell>
          <table:table-cell office:value-type="float" office:value="855.07" calcext:value-type="float">
            <text:p>855,0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55913734436" calcext:value-type="float">
            <text:p>0,20255913734436</text:p>
          </table:table-cell>
          <table:table-cell office:value-type="float" office:value="872.2" calcext:value-type="float">
            <text:p>872,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261552810669" calcext:value-type="float">
            <text:p>0,202261552810669</text:p>
          </table:table-cell>
          <table:table-cell office:value-type="float" office:value="890.91" calcext:value-type="float">
            <text:p>890,9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258851528168" calcext:value-type="float">
            <text:p>0,202258851528168</text:p>
          </table:table-cell>
          <table:table-cell office:value-type="float" office:value="935.28" calcext:value-type="float">
            <text:p>935,2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29918718338" calcext:value-type="float">
            <text:p>0,20229918718338</text:p>
          </table:table-cell>
          <table:table-cell office:value-type="float" office:value="704.49" calcext:value-type="float">
            <text:p>704,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379908561707" calcext:value-type="float">
            <text:p>0,202379908561707</text:p>
          </table:table-cell>
          <table:table-cell office:value-type="float" office:value="726.11" calcext:value-type="float">
            <text:p>726,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67453479767" calcext:value-type="float">
            <text:p>0,202467453479767</text:p>
          </table:table-cell>
          <table:table-cell office:value-type="float" office:value="920.84" calcext:value-type="float">
            <text:p>920,8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207343578339" calcext:value-type="float">
            <text:p>0,202207343578339</text:p>
          </table:table-cell>
          <table:table-cell office:value-type="float" office:value="907.57" calcext:value-type="float">
            <text:p>907,5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1933073997498" calcext:value-type="float">
            <text:p>0,201933073997498</text:p>
          </table:table-cell>
          <table:table-cell office:value-type="float" office:value="880.72" calcext:value-type="float">
            <text:p>880,7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236320972443" calcext:value-type="float">
            <text:p>0,202236320972443</text:p>
          </table:table-cell>
          <table:table-cell office:value-type="float" office:value="1053.65" calcext:value-type="float">
            <text:p>1053,6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37.284" calcext:value-type="float">
            <text:p>837,2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2T10:12:38.648047040</dc:date>
    <meta:editing-duration>PT39S</meta:editing-duration>
    <meta:editing-cycles>1</meta:editing-cycles>
    <meta:document-statistic meta:table-count="1" meta:cell-count="155" meta:object-count="0"/>
    <meta:generator>LibreOffice/6.4.6.2$Linux_X86_64 LibreOffice_project/40$Build-2</meta:generator>
  </office:meta>
</office:document-meta>
</file>